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" svg:font-family="Oxygen, 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fb8" officeooo:paragraph-rsid="00100fb8"/>
    </style:style>
    <style:style style:name="P2" style:family="paragraph" style:parent-style-name="Standard">
      <style:text-properties officeooo:rsid="00100fb8" officeooo:paragraph-rsid="00100fb8"/>
    </style:style>
    <style:style style:name="P3" style:family="paragraph" style:parent-style-name="Standard">
      <style:text-properties fo:font-variant="normal" fo:text-transform="none" fo:color="#555555" style:font-name="Oxygen" fo:font-size="18pt" fo:letter-spacing="normal" fo:font-style="normal" fo:font-weight="bold" officeooo:rsid="00100fb8" officeooo:paragraph-rsid="00100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</text:p>
      <text:p text:style-name="P1"/>
      <text:p text:style-name="P1"/>
      <text:p text:style-name="P3">How to use RESTful API with Requests [Python]</text:p>
      <text:p text:style-name="P3"/>
      <text:p text:style-name="P1">http://code.runnable.com/UqqYPSGIpqAeAAPc/how-to-use-restful-api-with-requests-for-p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xygen" svg:font-family="Oxygen, 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48:46.683457582</meta:creation-date>
    <dc:date>2017-08-30T13:50:00.482591150</dc:date>
    <meta:editing-duration>PT40S</meta:editing-duration>
    <meta:editing-cycles>2</meta:editing-cycles>
    <meta:generator>LibreOffice/4.3.3.2$Linux_ARM_EABI LibreOffice_project/430m0$Build-2</meta:generator>
    <meta:document-statistic meta:table-count="0" meta:image-count="0" meta:object-count="0" meta:page-count="1" meta:paragraph-count="3" meta:word-count="10" meta:character-count="139" meta:non-whitespace-character-count="132"/>
  </office:meta>
</office:document-meta>
</file>